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68e5"/>
    </style:style>
    <style:style style:name="T2" style:family="text">
      <style:text-properties officeooo:rsid="00200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<text:span text:style-name="T1">Não há certezas, apenas oportunidades.”(V de Vingança)</text:span></text:p>
      <text:p text:style-name="Standard">“<text:span text:style-name="T1">Diga ‘olá’ para o meu pequeno amigo!”(Scarface)</text:span></text:p>
      <text:p text:style-name="Standard">“<text:span text:style-name="T2">Hasta la vista, baby.”(Exterminador do Futuro 2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3:20:52.677158417</meta:creation-date>
    <dc:date>2023-02-09T13:26:21.472602572</dc:date>
    <meta:editing-duration>PT2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1" meta:character-count="152" meta:non-whitespace-character-count="134"/>
  </office:meta>
</office:document-meta>
</file>